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list-style-name="L1" style:name="ae85107" style:parent-style-name="Signature">
      <style:paragraph-properties/>
    </style:style>
    <style:style style:family="paragraph" style:list-style-name="L1" style:name="aee3509" style:parent-style-name="Heading_20_1">
      <style:paragraph-properties/>
    </style:style>
    <style:style style:family="paragraph" style:list-style-name="L1" style:name="ad8cb4c" style:parent-style-name="Text_20_body">
      <style:paragraph-properties/>
    </style:style>
    <style:style style:family="paragraph" style:list-style-name="OTK_DEFAULT_LIST" style:name="a6b0d73">
      <style:paragraph-properties/>
    </style:style>
    <style:style style:family="paragraph" style:list-style-name="L1" style:name="a90dd63" style:parent-style-name="Signature">
      <style:paragraph-properties/>
    </style:style>
    <style:style style:family="paragraph" style:list-style-name="OTK_DEFAULT_LIST" style:name="a8e20e3">
      <style:paragraph-properties/>
    </style:style>
    <text:list-style style:name="L1">
      <text:list-level-style-bullet text:bullet-char="•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bullet>
      <text:list-level-style-bullet text:bullet-char="◦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bullet>
      <text:list-level-style-bullet text:bullet-char="▪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•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bullet>
      <text:list-level-style-bullet text:bullet-char="◦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▪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bullet>
      <text:list-level-style-bullet text:bullet-char="•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◦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bullet>
      <text:list-level-style-bullet text:bullet-char="▪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</text:list-style>
  </office:automatic-styles>
  <office:body>
    <office:text>
      <text:list text:continue-numbering="true" text:style-name="OTK_DEFAULT_LIST" xml:id="list007">
        <text:list-item>
          <text:list>
            <text:list-item>
              <text:p text:style-name="a8e20e3">a: 1.</text:p>
            </text:list-item>
          </text:list>
        </text:list-item>
      </text:list>
      <text:list text:continue-numbering="true" text:style-name="L1" xml:id="list007">
        <text:list-item>
          <text:p text:style-name="a90dd63">b: 2.</text:p>
        </text:list-item>
      </text:list>
      <text:list text:continue-numbering="true" text:style-name="OTK_DEFAULT_LIST" xml:id="list007">
        <text:list-item>
          <text:list>
            <text:list-item>
              <text:p text:style-name="a6b0d73">c: 3.</text:p>
            </text:list-item>
          </text:list>
        </text:list-item>
      </text:list>
      <text:list text:continue-numbering="true" text:style-name="L1" xml:id="list32665384">
        <text:list-item>
          <text:p text:style-name="ad8cb4c">Line1<text:s/></text:p>
        </text:list-item>
      </text:list>
      <text:list text:continue-numbering="true" text:style-name="L1" xml:id="list32665384">
        <text:list-header>
          <text:p text:style-name="aee3509">Line2 - first list item<text:s/></text:p>
        </text:list-header>
      </text:list>
      <text:list text:continue-numbering="true" text:style-name="L1" xml:id="list32665384">
        <text:list-item>
          <text:p text:style-name="ae85107">Line3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efault-outline-level="1" style:display-name="Heading 1" style:family="paragraph" style:name="Heading_20_1" style:next-style-name="Text_20_body" style:parent-style-name="Heading">
      <style:paragraph-properties/>
      <style:text-properties fo:font-weight="bold" style:font-weight-asian="bold" style:font-weight-complex="bold"/>
    </style:style>
    <style:style style:family="paragraph" style:name="Signature" style:parent-style-name="Standard"/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Bullet Symbols" style:family="text" style:name="Bullet_20_Symbols" style:parent-style-name="default_character_style">
      <style:text-properties style:font-name="OpenSymbol" style:font-name-asian="OpenSymbol" style:font-name-complex="OpenSymbol"/>
    </style:style>
    <style:default-style style:family="graphic">
      <style:graphic-properties draw:fill="solid" draw:fill-color="#cfe7f5"/>
      <style:text-properties fo:country="DE" fo:font-size="12.0pt" fo:language="de" style:font-size-asian="10.5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09</dc:date>
    <meta:editing-cycles>2</meta:editing-cycles>
    <meta:editing-duration>PT0.012S</meta:editing-duration>
  </office:meta>
</office:document-meta>
</file>